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middle" draw:auto-grow-height="false" fo:min-height="10.545cm" fo:min-width="22.678cm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1.406cm"/>
      <style:paragraph-properties style:writing-mode="lr-tb"/>
    </style:style>
    <style:style style:name="gr3" style:family="graphic" style:parent-style-name="standard">
      <style:graphic-properties draw:fill-color="#81d41a" draw:textarea-horizontal-align="justify" draw:textarea-vertical-align="middle" draw:auto-grow-height="false" fo:min-height="1.546cm" fo:min-width="1.971cm"/>
      <style:paragraph-properties style:writing-mode="lr-tb"/>
    </style:style>
    <style:style style:name="gr4" style:family="graphic" style:parent-style-name="objectwithoutfill">
      <style:graphic-properties draw:marker-start="Arrowheads_20_2" draw:marker-start-width="0.3cm" draw:marker-end="Arrowheads_20_3" draw:marker-end-width="0.3cm" draw:fill="none" draw:textarea-vertical-align="middle"/>
    </style:style>
    <style:style style:name="gr5" style:family="graphic" style:parent-style-name="objectwithoutfill">
      <style:graphic-properties draw:marker-start="Arrowheads_20_4" draw:marker-start-width="0.3cm" draw:marker-end="Arrowheads_20_5" draw:marker-end-width="0.3cm" draw:fill="none" draw:textarea-vertical-align="middle"/>
    </style:style>
    <style:style style:name="gr6" style:family="graphic" style:parent-style-name="standard">
      <style:graphic-properties draw:fill-color="#ff8000" draw:textarea-horizontal-align="justify" draw:textarea-vertical-align="middle" draw:auto-grow-height="false" fo:min-height="1.02cm" fo:min-width="1.406cm"/>
      <style:paragraph-properties style:writing-mode="lr-tb"/>
    </style:style>
    <style:style style:name="gr7" style:family="graphic" style:parent-style-name="standard">
      <style:graphic-properties draw:stroke="dash" draw:stroke-dash="Double_20_Dash" svg:stroke-width="0.035cm" svg:stroke-color="#2a6099" draw:marker-start-width="0.252cm" draw:marker-end-width="0.252cm" draw:fill="none" draw:textarea-horizontal-align="justify" draw:textarea-vertical-align="middle" draw:auto-grow-height="false" fo:min-height="8.64cm" fo:min-width="11.247cm" fo:padding-top="0.142cm" fo:padding-bottom="0.142cm" fo:padding-left="0.267cm" fo:padding-right="0.267cm"/>
    </style:style>
    <style:style style:name="gr8" style:family="graphic" style:parent-style-name="objectwithoutfill">
      <style:graphic-properties draw:marker-start="Arrowheads_20_6" draw:marker-start-width="0.3cm" draw:marker-end="Arrowheads_20_7" draw:marker-end-width="0.3cm" draw:fill="none" draw:textarea-vertical-align="middl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81d41a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8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3.178cm" svg:height="10.795cm" svg:x="1.952cm" svg:y="4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81cm" svg:height="2.54cm" svg:x="4.492cm" svg:y="5.127cm">
          <text:p text:style-name="P2">Bridge</text:p>
          <text:p text:style-name="P2">(docker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1" draw:id="id1" draw:layer="layout" svg:width="3.493cm" svg:height="2.54cm" svg:x="2.904cm" svg:y="8.62cm">
          <text:p text:style-name="P2">Container </text:p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3.493cm" svg:height="2.54cm" svg:x="7.667cm" svg:y="8.62cm">
          <text:p text:style-name="P2">Container </text:p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4.651cm" svg:y1="8.62cm" svg:x2="6.397cm" svg:y2="7.667cm" draw:start-shape="id1" draw:start-glue-point="4" draw:end-shape="id2" draw:end-glue-point="6" svg:d="M4651 8620l1746-953" svg:viewBox="0 0 1747 954">
          <text:p/>
        </draw:connector>
        <draw:connector draw:style-name="gr5" draw:text-style-name="P4" draw:layer="layout" draw:type="line" svg:x1="6.397cm" svg:y1="7.667cm" svg:x2="9.414cm" svg:y2="8.62cm" draw:start-shape="id2" draw:start-glue-point="6" draw:end-shape="id3" draw:end-glue-point="4" svg:d="M6397 7667l3017 953" svg:viewBox="0 0 3018 954">
          <text:p/>
        </draw:connector>
        <draw:custom-shape draw:style-name="gr6" draw:text-style-name="P5" xml:id="id5" draw:id="id5" draw:layer="layout" svg:width="3.81cm" svg:height="2.54cm" svg:x="16.557cm" svg:y="5.762cm">
          <text:p text:style-name="P2">isolated_bridg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4" draw:layer="layout" svg:width="11.747cm" svg:height="8.89cm" svg:x="12.43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3.493cm" svg:height="2.54cm" svg:x="12.747cm" svg:y="9.572cm">
          <text:p text:style-name="P2">Container </text:p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" draw:id="id7" draw:layer="layout" svg:width="3.493cm" svg:height="2.54cm" svg:x="20.684cm" svg:y="9.572cm">
          <text:p text:style-name="P2">Container </text:p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" draw:id="id6" draw:layer="layout" svg:width="3.493cm" svg:height="2.54cm" svg:x="16.874cm" svg:y="9.572cm">
          <text:p text:style-name="P2">Container </text:p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4.494cm" svg:y1="9.572cm" svg:x2="18.462cm" svg:y2="8.302cm" draw:start-shape="id4" draw:start-glue-point="4" draw:end-shape="id5" draw:end-glue-point="6" svg:d="M14494 9572l3968-1270" svg:viewBox="0 0 3969 1271">
          <text:p/>
        </draw:connector>
        <draw:connector draw:style-name="gr9" draw:text-style-name="P4" draw:layer="layout" draw:type="line" svg:x1="18.621cm" svg:y1="9.572cm" svg:x2="18.462cm" svg:y2="8.302cm" draw:start-shape="id6" draw:start-glue-point="4" draw:end-shape="id5" draw:end-glue-point="6" svg:d="M18621 9572l-159-1270" svg:viewBox="0 0 160 1271">
          <text:p/>
        </draw:connector>
        <draw:connector draw:style-name="gr9" draw:text-style-name="P4" draw:layer="layout" draw:type="line" svg:x1="22.431cm" svg:y1="9.572cm" svg:x2="18.462cm" svg:y2="8.302cm" draw:start-shape="id7" draw:start-glue-point="4" draw:end-shape="id5" draw:end-glue-point="6" svg:d="M22431 9572l-3969-1270" svg:viewBox="0 0 3970 127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11T21:55:08.376429086</meta:creation-date>
    <dc:date>2021-09-11T22:03:49.425081525</dc:date>
    <meta:editing-duration>PT8M41S</meta:editing-duration>
    <meta:editing-cycles>1</meta:editing-cycles>
    <meta:document-statistic meta:object-count="14"/>
    <meta:generator>LibreOffice/7.1.5.2$Linux_X86_64 LibreOffice_project/10$Build-2</meta:generator>
  </office:meta>
</office:document-meta>
</file>